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206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a7f970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7fff00"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fo:background-color="#7ed22b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d2d02b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d27e2b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803f00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3f7ebe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7e3fbe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d22b2b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3f0040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00004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200040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400000"/>
    </style:style>
    <style:style style:name="ce12" style:family="table-cell" style:parent-style-name="Default">
      <style:table-cell-properties fo:background-color="#3f8000"/>
    </style:style>
    <style:style style:name="ce30" style:family="table-cell" style:parent-style-name="Default">
      <style:table-cell-properties fo:background-color="#a85300"/>
    </style:style>
    <style:style style:name="ce14" style:family="table-cell" style:parent-style-name="Default">
      <style:table-cell-properties fo:background-color="#bebd3f"/>
    </style:style>
    <style:style style:name="ce15" style:family="table-cell" style:parent-style-name="Default">
      <style:table-cell-properties fo:background-color="#5f9e9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arly Scarlet Globe Radish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French Breakfast Radish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Mizuna Asian Green</text:p>
          </table:table-cell>
          <table:table-cell table:style-name="ce10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Tatsoi Asian Green</text:p>
          </table:table-cell>
          <table:table-cell table:style-name="ce10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Cincinnati Market Radish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Holmes Royal Red Radish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Pink Lady Slipper Radish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Plum Purple Radish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adaptable</text:p>
          </table:table-cell>
        </table:table-row>
        <table:table-row table:style-name="ro1">
          <table:table-cell office:value-type="string" calcext:value-type="string">
            <text:p>Tres Fine Maraichere Endive</text:p>
          </table:table-cell>
          <table:table-cell table:style-name="ce16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Philadelphia White Box Radish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Helios Radish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Bloomsdale Spinach</text:p>
          </table:table-cell>
          <table:table-cell table:style-name="ce16" office:value-type="float" office:value="39" calcext:value-type="float">
            <text:p>39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Apollo Arugul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Arugula Arugul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America Spinach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Bountiful Bean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at-Tailed Radish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eking Ta Ching Koo Pai Tsai Asian Green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Sylvetta Arugula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Prize Choy Asian Green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bolt resistant</text:p>
          </table:table-cell>
        </table:table-row>
        <table:table-row table:style-name="ro1">
          <table:table-cell office:value-type="string" calcext:value-type="string">
            <text:p>Purple Top White Globe Turnip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Bushy Cucumber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lack Beauty Zucchini Squash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alabrese Broccoli</text:p>
          </table:table-cell>
          <table:table-cell table:style-name="ce1" office:value-type="float" office:value="46" calcext:value-type="float">
            <text:p>46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Detroit Dark Red Beet</text:p>
          </table:table-cell>
          <table:table-cell table:style-name="ce1" office:value-type="float" office:value="46" calcext:value-type="float">
            <text:p>46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Paris Market Carrot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float" office:value="68" calcext:value-type="float">
            <text:p>68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rocky soil tolerant</text:p>
          </table:table-cell>
        </table:table-row>
        <table:table-row table:style-name="ro1">
          <table:table-cell office:value-type="string" calcext:value-type="string">
            <text:p>Jaune Du Doubs Carrot</text:p>
          </table:table-cell>
          <table:table-cell table:style-name="ce1" office:value-type="float" office:value="48" calcext:value-type="float">
            <text:p>48</text:p>
          </table:table-cell>
          <table:table-cell table:style-name="ce5" office:value-type="float" office:value="85" calcext:value-type="float">
            <text:p>8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Tiger's Eye Bean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urpee's Stringless Green Pod Bea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olden Zucchini Squash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rovider Bean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5" calcext:value-type="float">
            <text:p>65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cold tolerant, disease resistant</text:p>
          </table:table-cell>
        </table:table-row>
        <table:table-row table:style-name="ro1">
          <table:table-cell office:value-type="string" calcext:value-type="string">
            <text:p>Charlevoix Dark Red Kidney Bean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Nobel Spinach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Red Russian Kale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Chismahoo Swiss Chard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Five Color Silverbeet Swiss Chard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Fordhook Giant Swiss Chard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Rhubarb Red Swiss Chard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White Vienna Kohlrabi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5" calcext:value-type="float">
            <text:p>6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New Zealand Spinach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heat tolerant</text:p>
          </table:table-cell>
        </table:table-row>
        <table:table-row table:style-name="ro1">
          <table:table-cell office:value-type="string" calcext:value-type="string">
            <text:p>Cylindra Bee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Early Blood Turnip Bee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China Rose Radish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Watermelon Radish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Albino Beet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Early Extra Pedigree Pea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 &amp; C Pickling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iniature White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Russian Pickling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ritish Wonder Pe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om Thumb Pe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very small</text:p>
          </table:table-cell>
        </table:table-row>
        <table:table-row table:style-name="ro1">
          <table:table-cell office:value-type="string" calcext:value-type="string">
            <text:p>Ronde De Nice Squash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ollier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Double Yield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arade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adaptable</text:p>
          </table:table-cell>
        </table:table-row>
        <table:table-row table:style-name="ro1">
          <table:table-cell office:value-type="string" calcext:value-type="string">
            <text:p>Snow's Fancy Pickling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Red Malabar Spinach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heat tolerant</text:p>
          </table:table-cell>
        </table:table-row>
        <table:table-row table:style-name="ro1">
          <table:table-cell office:value-type="string" calcext:value-type="string">
            <text:p>Armenian Cucumber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heat tolerant</text:p>
          </table:table-cell>
        </table:table-row>
        <table:table-row table:style-name="ro1">
          <table:table-cell office:value-type="string" calcext:value-type="string">
            <text:p>Sutton's Harbinger Pea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Dwarf Blue Curled Kale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65" calcext:value-type="float">
            <text:p>65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Stupice Tomato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Bull Nose Bell Pepper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Hidatsa Red Bean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De Cicco Broccoli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Purple Vienna Kohlrabi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St. Valery Carrot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Burpee's Golden Beet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5" calcext:value-type="float">
            <text:p>6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Lazy Wife Bean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oona Kheera Cucumber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Boothby's Blonde Cucumber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Early Fortune Cucumber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ummer Crookneck Squash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atisson Panache Jaune Et Verte Squash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<text:s/>Siberian Tomato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60" calcext:value-type="float">
            <text:p>6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lack Valentine Bean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64" calcext:value-type="float">
            <text:p>64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Painted Pony Bean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apanese Climbing Cucumber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rue Lemon Cucumber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rought tolerant, disease resistant</text:p>
          </table:table-cell>
        </table:table-row>
        <table:table-row table:style-name="ro1">
          <table:table-cell office:value-type="string" calcext:value-type="string">
            <text:p>Silvery Fir Tree Tomato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encil Pod Golden Wax Bean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Dragon's Tongue Bean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exico Midget Tomato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Empress Bean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urora Pepper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equila Sunrise Pepper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8" calcext:value-type="float">
            <text:p>78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ohn Baer Tomato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weet Chocolate Pepper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Halbhoher Gruner Krauser Kale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Scarlet Kale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Ellen Felton Dark Collard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Ole Timey Blue Collards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Vates Collards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frost resistant, bolt resistant</text:p>
          </table:table-cell>
        </table:table-row>
        <table:table-row table:style-name="ro1">
          <table:table-cell office:value-type="string" calcext:value-type="string">
            <text:p>Early Snowball Cauliflower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5" calcext:value-type="float">
            <text:p>8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Chioggia Beet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Holland White Cucumber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unset Runner Bean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exican Sour Gherkin Cucumber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mish Snap Pea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olden Sweet Pea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atisson Panache Verte Et Blanc Squash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innesota Midget Melon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Asparagus Pea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poor soil tolerant</text:p>
          </table:table-cell>
        </table:table-row>
        <table:table-row table:style-name="ro1">
          <table:table-cell office:value-type="string" calcext:value-type="string">
            <text:p>Champion Of England Pea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old Of Bacau Bean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Rattlesnake Snap Bean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Kelvedon Marvel Runner Bean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Lacinato Kale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frost resistant</text:p>
          </table:table-cell>
        </table:table-row>
        <table:table-row table:style-name="ro1">
          <table:table-cell office:value-type="string" calcext:value-type="string">
            <text:p>Green Arrow Pea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Longfellow Cucumber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urple Podded Pole Bean</text:p>
          </table:table-cell>
          <table:table-cell table:style-name="ce3" office:value-type="float" office:value="63" calcext:value-type="float">
            <text:p>63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Ruby King Pepper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gate Soybean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oyalty Purple Pod Bean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Cold tolerant, damp tolerant</text:p>
          </table:table-cell>
        </table:table-row>
        <table:table-row table:style-name="ro1">
          <table:table-cell office:value-type="string" calcext:value-type="string">
            <text:p>Hot Portugal Pepper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lack Cherry Tomato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ingtung Long Eggplant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Ireland Creek Annie Bean</text:p>
          </table:table-cell>
          <table:table-cell table:style-name="ce3" office:value-type="float" office:value="65" calcext:value-type="float">
            <text:p>65</text:p>
          </table:table-cell>
          <table:table-cell table:style-name="ce7" office:value-type="float" office:value="100" calcext:value-type="float">
            <text:p>10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Early Jersey Wakefield Cabbage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87" calcext:value-type="float">
            <text:p>87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Bull's Blood Beet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Crystal Apple Cucumber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uyo Long Cucumber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heat tolerant, disease resistant </text:p>
          </table:table-cell>
        </table:table-row>
        <table:table-row table:style-name="ro1">
          <table:table-cell office:value-type="string" calcext:value-type="string">
            <text:p>Turkey Craw Bean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carlet Runner Bean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untie Wilder Bean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lacktail Mountain Watermelon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good for short season; heat tolerant</text:p>
          </table:table-cell>
        </table:table-row>
        <table:table-row table:style-name="ro1">
          <table:table-cell office:value-type="string" calcext:value-type="string">
            <text:p>Eden's Gem Melon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weet Granite Melon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etite Yellow Watermelon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Long Island Improved Brussels Sprouts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Painted Lady Improved Runner Bean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heat tolerant</text:p>
          </table:table-cell>
        </table:table-row>
        <table:table-row table:style-name="ro1">
          <table:table-cell office:value-type="string" calcext:value-type="string">
            <text:p>Healthy Pepper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King Of The North Pepper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Tommy Toe Tomato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hite Cherry Tomato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hocolate Beauty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urple Beauty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rincipe Borghese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lma Paprika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lack Hungarian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ulgarian Carrot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Quadrato Asti Giallo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heepnose Pimento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reen Husk Tomatill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eam's Yellow Pear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Dester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Igleheart Yellow Cherry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Isis Candy Cherry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Italian Heirloom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apanese Trifele Black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aune Flamme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alvaterra's Select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hittemore Heirloom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alapeno (Traveler Strain)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rconi Red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rtin's Carrot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Napoleon Sweet Pepper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urple De Milpa Tomatillo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lack Krim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rnkovic Yugoslavian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osso Sicilian Tomato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unt Molly's Ground Cherry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Casper Eggplant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Diamond Eggplant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Thai Green Eggplant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Red Kalibos Cabbage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Copenhagen Market Cabbage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Minowase Daikon Radish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Bear Paw Corn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Blue Jade Corn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Golden Bantam Improved Corn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5" calcext:value-type="float">
            <text:p>85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Black Aztec Corn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Edmonson Cucumber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rought tolerant, disease resistant</text:p>
          </table:table-cell>
        </table:table-row>
        <table:table-row table:style-name="ro1">
          <table:table-cell office:value-type="string" calcext:value-type="string">
            <text:p>Little Potato Cucumber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arisian Pickling Cucumber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wenson Swedish Pea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olden Midget Watermelon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Kentucky Wonder Pole Bean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Emerald Gem Melon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Hearts Of Gold Melon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lack Sea Man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Eva Purple Ball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Hartman's Yellow Gooseberry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rtino's Roma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asty Evergreen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rucker's Favorite Pink Tomato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Fiskeby Soybean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Blondkopfchen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herry Roma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old Rush Currant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weet Pea Currant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reen Zebra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Large Red Cherry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<text:s/>Red Zebra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Velvet Red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olli's Sweet Italian Pepper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isconsin Lakes Pepper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Envy Soybean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Black From Tula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Dr. Wyche's Yellow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issouri Pink Love Apple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herokee Purple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old Medal Tomato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Florida High Bush Eggplant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drought tolerant, disease resistant</text:p>
          </table:table-cell>
        </table:table-row>
        <table:table-row table:style-name="ro1">
          <table:table-cell office:value-type="string" calcext:value-type="string">
            <text:p>Jernigan Yellow Cabbage Collard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Romanesco Cauliflower</text:p>
          </table:table-cell>
          <table:table-cell table:style-name="ce4" office:value-type="float" office:value="75" calcext:value-type="float">
            <text:p>7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Oaxacan Green Dent Corn</text:p>
          </table:table-cell>
          <table:table-cell table:style-name="ce4" office:value-type="float" office:value="75" calcext:value-type="float">
            <text:p>75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stalk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Golden Lima Bean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not cold tolerant</text:p>
          </table:table-cell>
        </table:table-row>
        <table:table-row table:style-name="ro1">
          <table:table-cell office:value-type="string" calcext:value-type="string">
            <text:p>Noir Des Carmes Melon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other Mary's Pie Melon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harentais Melon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pple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eaver Dam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yklon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Fish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olden Treasure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ule's Red Hot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Wenk's Yellow Hots Pepper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ustin's Red Pear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lack Plum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randywine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ream Sausage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Earliana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Nyagous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each Blow Sutton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edfield Beauty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iesentraube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heboygan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rophy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Ukrainian Purple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apsipinicon Peach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White Tomesol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isconsin 55 Tomato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Feher Ozon Paprika Pepper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Hinkelhatz Pepper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immy Nardello's Pepper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alph Thompson's Squash Pepper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reen Grape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Kanner Hoell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Kellogg's Breakfast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Lemon Drop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amie Brown's Pink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ortgage Lifter (Halladay's)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aul Robeson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owers Heirloom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Wisconsin Chief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unt Ruby's German Green Tom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arden Sunshine Pepper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Loewen Family Heirloom Ground Cherry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Listada De Gandia Eggplant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heat tolerant</text:p>
          </table:table-cell>
        </table:table-row>
        <table:table-row table:style-name="ro1">
          <table:table-cell office:value-type="string" calcext:value-type="string">
            <text:p>Calypso Bean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adaptable</text:p>
          </table:table-cell>
        </table:table-row>
        <table:table-row table:style-name="ro1">
          <table:table-cell office:value-type="string" calcext:value-type="string">
            <text:p>Arikara Yellow Bean</text:p>
          </table:table-cell>
          <table:table-cell table:style-name="ce5" office:value-type="float" office:value="80" calcext:value-type="float">
            <text:p>80</text:p>
          </table:table-cell>
          <table:table-cell table:style-name="ce8" office:value-type="float" office:value="115" calcext:value-type="float">
            <text:p>115</text:p>
          </table:table-cell>
          <table:table-cell table:style-name="ce30" office:value-type="string" calcext:value-type="string">
            <text:p>bush 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Georgia Southern Collards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heat tolerant, cold tolerant, poor soil tolerant</text:p>
          </table:table-cell>
        </table:table-row>
        <table:table-row table:style-name="ro1">
          <table:table-cell office:value-type="string" calcext:value-type="string">
            <text:p>Giant Musselburgh Leek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Danvers Carrot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heavy soil tolerant</text:p>
          </table:table-cell>
        </table:table-row>
        <table:table-row table:style-name="ro1">
          <table:table-cell office:value-type="string" calcext:value-type="string">
            <text:p>Scarlet Nantes Carrot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adaptable</text:p>
          </table:table-cell>
        </table:table-row>
        <table:table-row table:style-name="ro1">
          <table:table-cell office:value-type="string" calcext:value-type="string">
            <text:p>Yukon Gold Potato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Red Cored Chantenay Carrot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Rose Finn Apple Potato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Stowell's Evergreen Corn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Good Mother Stallard Bean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reen Nutmeg Melon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orrie's Yellow Watermelon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etit Gris De Rennes Melo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lue Podded Pea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ream Of Saskatchewan Watermelo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Sweet Siberian Watermelo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mish Melo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limbing French Bea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Ideal Market Bea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able Queen Squash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helsea Watermelo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mall Shining Light Watermelo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good for short season</text:p>
          </table:table-cell>
        </table:table-row>
        <table:table-row table:style-name="ro1">
          <table:table-cell office:value-type="string" calcext:value-type="string">
            <text:p>Stone Mountain Watermelon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ultan's Green Crescent Bean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urk's Turban Squash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Waltham Butternut Squash</text:p>
          </table:table-cell>
          <table:table-cell table:style-name="ce5" office:value-type="float" office:value="83" calcext:value-type="float">
            <text:p>83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hervena Chushka Pepper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Joe's Long Cayenne Pepper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Thai Hot Pepper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Amish Paste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Federle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erman Pink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Hillbilly Potato Leaf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Hungarian Heart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Kolb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oonglow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Opalka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ed Fig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Speckled Roman Tomato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Nebraska Wedding Tomato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Kentucky Wonder Bush Bea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Lina Sisco's Bird Egg Bean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Yellow Intermediate Mangel Beet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Japonica Striped Maize Corn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Mandan Bride Cor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Tom Thumb Popcorn Cor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5" office:value-type="string" calcext:value-type="string">
            <text:p>stalk</text:p>
          </table:table-cell>
          <table:table-cell office:value-type="string" calcext:value-type="string">
            <text:p>coastal and short-season tolerant</text:p>
          </table:table-cell>
        </table:table-row>
        <table:table-row table:style-name="ro1">
          <table:table-cell office:value-type="string" calcext:value-type="string">
            <text:p>Cherokee Black Bean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igger Melon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Fordhook Acorn Squash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Delice De La Table Melo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helma Sanders Squash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hris Cross Watermelo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ichels Cowpea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rescott Fond Blanc Melo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Sakata's Sweet Melon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otimarron Squash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urgess Buttercup Squash</text:p>
          </table:table-cell>
          <table:table-cell table:style-name="ce5" office:value-type="float" office:value="85" calcext:value-type="float">
            <text:p>8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Winter Luxury Squash</text:p>
          </table:table-cell>
          <table:table-cell table:style-name="ce5" office:value-type="float" office:value="85" calcext:value-type="float">
            <text:p>8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ountry Gentleman Corn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92" calcext:value-type="float">
            <text:p>92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Schoon's Hard Shell Melon</text:p>
          </table:table-cell>
          <table:table-cell table:style-name="ce5" office:value-type="float" office:value="88" calcext:value-type="float">
            <text:p>88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ncho Gigantea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Buran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 office:value-type="string" calcext:value-type="string">
            <text:p>drought tolerant</text:p>
          </table:table-cell>
        </table:table-row>
        <table:table-row table:style-name="ro1">
          <table:table-cell office:value-type="string" calcext:value-type="string">
            <text:p>Fatalii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Georgia Flame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Miniature Bell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Orange Bell Pepper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urple Tomatillo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David Davidson's Tomato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Red Habanero Pepper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Dr. Wyche's Yellow Tomatillo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urple Pickling Eggplant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0" office:value-type="string" calcext:value-type="string">
            <text:p>bush </text:p>
          </table:table-cell>
          <table:table-cell/>
        </table:table-row>
        <table:table-row table:style-name="ro1">
          <table:table-cell office:value-type="string" calcext:value-type="string">
            <text:p>Strawberry Spinach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Pink Plume Celery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Dragon Carrot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Oxheart Carrot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heavy soil tolerant</text:p>
          </table:table-cell>
        </table:table-row>
        <table:table-row table:style-name="ro1">
          <table:table-cell office:value-type="string" calcext:value-type="string">
            <text:p>All Blue Potato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Cairns Family Heirloom Rutabaga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Joan Rutabaga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Nicola Potato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Roy's Calais Cor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Hidatsa Shield Bean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ornfield Pumpkin Squash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Dostal Cucumber Squash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aleux D'Eysines Squash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trawberry Crown Squash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uatemalan Blue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Kikuza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oon &amp; Stars (Van Doren) Watermelo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oon &amp; Stars (Yellow) Watermelo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isease resistant;drought tolerant</text:p>
          </table:table-cell>
        </table:table-row>
        <table:table-row table:style-name="ro1">
          <table:table-cell office:value-type="string" calcext:value-type="string">
            <text:p>Pride Of Wisconsin Melon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nna Swartz Hubbard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ustralian Butter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olden Hubbard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Long Island Cheese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ours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Halbert Honey Watermelon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Orangeglo Watermelon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Amish Pie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105" calcext:value-type="float">
            <text:p>10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oston Marrow Squash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Rooster Spur Pepper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Carola Potato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Desiree Potato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Bloody Butcher Corn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Rouge Vif D'Etampes Squash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oon &amp; Stars (Cherokee) Watermelon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icnic Watermelon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disease resistant</text:p>
          </table:table-cell>
        </table:table-row>
        <table:table-row table:style-name="ro1">
          <table:table-cell office:value-type="string" calcext:value-type="string">
            <text:p>Marina Di Chioggia Squash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Tennessee Sweet Potato Squash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ountain Sweet Yellow Watermelon</text:p>
          </table:table-cell>
          <table:table-cell table:style-name="ce6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Boule D'Or Melon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Chirimen Squash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ammoth Red Rock Cabbage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Yellow Peru Pepper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30" office:value-type="string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Premium Late Flat Dutch Cabbage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Tall Utah Celery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Blue Solaise Leek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2" office:value-type="string" calcext:value-type="string">
            <text:p>leafy</text:p>
          </table:table-cell>
          <table:table-cell office:value-type="string" calcext:value-type="string">
            <text:p>cold tolerant</text:p>
          </table:table-cell>
        </table:table-row>
        <table:table-row table:style-name="ro1">
          <table:table-cell office:value-type="string" calcext:value-type="string">
            <text:p>Juane Du Poitou Leek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Monstorpolgi Celeriac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Red Wethersfield Onio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Westport Macomber Turnip Rutabaga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Long Red Florence Onion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German Butterball Potato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La Ratte Potato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Hop McConnell Speckled Cor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Seneca Red Stalker Cor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Two Inch Strawberry Popcorn Cor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Sand Mountain Sorghum</text:p>
          </table:table-cell>
          <table:table-cell table:style-name="ce7" office:value-type="float" office:value="100" calcext:value-type="float">
            <text:p>100</text:p>
          </table:table-cell>
          <table:table-cell table:style-name="ce25" office:value-type="float" office:value="120" calcext:value-type="float">
            <text:p>12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Mayflower Bea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Gill's Golden Pippin Squash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weet Fall Squash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Silver Bell Squash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5" calcext:value-type="float">
            <text:p>105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ennsylvania Dutch Crookneck Squash</text:p>
          </table:table-cell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Prizetaker Leek</text:p>
          </table:table-cell>
          <table:table-cell table:style-name="ce8" office:value-type="float" office:value="110" calcext:value-type="float">
            <text:p>110</text:p>
          </table:table-cell>
          <table:table-cell table:style-name="ce28" office:value-type="float" office:value="135" calcext:value-type="float">
            <text:p>135</text:p>
          </table:table-cell>
          <table:table-cell table:style-name="ce12" office:value-type="string" calcext:value-type="string">
            <text:p>leafy</text:p>
          </table:table-cell>
          <table:table-cell/>
        </table:table-row>
        <table:table-row table:style-name="ro1">
          <table:table-cell office:value-type="string" calcext:value-type="string">
            <text:p>Yellow Of Parma Onion</text:p>
          </table:table-cell>
          <table:table-cell table:number-columns-repeated="2"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Glass Gem Corn</text:p>
          </table:table-cell>
          <table:table-cell table:number-columns-repeated="2" table:style-name="ce8" office:value-type="float" office:value="110" calcext:value-type="float">
            <text:p>11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Johnson County White Corn</text:p>
          </table:table-cell>
          <table:table-cell table:number-columns-repeated="2" table:style-name="ce8" office:value-type="float" office:value="110" calcext:value-type="float">
            <text:p>110</text:p>
          </table:table-cell>
          <table:table-cell table:style-name="ce15" office:value-type="string" calcext:value-type="string">
            <text:p>stalk</text:p>
          </table:table-cell>
          <table:table-cell/>
        </table:table-row>
        <table:table-row table:style-name="ro1">
          <table:table-cell office:value-type="string" calcext:value-type="string">
            <text:p>Musquee De Provence Squash</text:p>
          </table:table-cell>
          <table:table-cell table:number-columns-repeated="2"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not cold tolerant</text:p>
          </table:table-cell>
        </table:table-row>
        <table:table-row table:style-name="ro1">
          <table:table-cell office:value-type="string" calcext:value-type="string">
            <text:p>Sibley Squash</text:p>
          </table:table-cell>
          <table:table-cell table:number-columns-repeated="2" table:style-name="ce8" office:value-type="float" office:value="110" calcext:value-type="float">
            <text:p>11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Queensland Blue Squash</text:p>
          </table:table-cell>
          <table:table-cell table:style-name="ce8" office:value-type="float" office:value="110" calcext:value-type="float">
            <text:p>110</text:p>
          </table:table-cell>
          <table:table-cell table:style-name="ce25" office:value-type="float" office:value="120" calcext:value-type="float">
            <text:p>120</text:p>
          </table:table-cell>
          <table:table-cell table:style-name="ce14" office:value-type="string" calcext:value-type="string">
            <text:p>vining</text:p>
          </table:table-cell>
          <table:table-cell/>
        </table:table-row>
        <table:table-row table:style-name="ro1">
          <table:table-cell office:value-type="string" calcext:value-type="string">
            <text:p>Mammoth Sandwich Island Salsify</text:p>
          </table:table-cell>
          <table:table-cell table:number-columns-repeated="2" table:style-name="ce25" office:value-type="float" office:value="120" calcext:value-type="float">
            <text:p>12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Jelly Melon Cucumber</text:p>
          </table:table-cell>
          <table:table-cell table:number-columns-repeated="2" table:style-name="ce25" office:value-type="float" office:value="120" calcext:value-type="float">
            <text:p>120</text:p>
          </table:table-cell>
          <table:table-cell table:style-name="ce14" office:value-type="string" calcext:value-type="string">
            <text:p>vining</text:p>
          </table:table-cell>
          <table:table-cell office:value-type="string" calcext:value-type="string">
            <text:p>not cold tolerant</text:p>
          </table:table-cell>
        </table:table-row>
        <table:table-row table:style-name="ro1">
          <table:table-cell office:value-type="string" calcext:value-type="string">
            <text:p>Student Parsnip</text:p>
          </table:table-cell>
          <table:table-cell table:number-columns-repeated="2" table:style-name="ce27" office:value-type="float" office:value="150" calcext:value-type="float">
            <text:p>150</text:p>
          </table:table-cell>
          <table:table-cell table:style-name="ce13" office:value-type="string" calcext:value-type="string">
            <text:p>root</text:p>
          </table:table-cell>
          <table:table-cell/>
        </table:table-row>
        <table:table-row table:style-name="ro1" table:number-rows-repeated="104818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825.73pt" svg:height="371.2pt" svg:x="207.64pt" svg:y="0pt">
            <draw:object draw:notify-on-update-of-ranges="Sheet2.A1:Sheet2.A26 Sheet2.B1:Sheet2.B26 Sheet2.C1:Sheet2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adish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eens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ohlrabi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omatillo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utabeg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  <table:database-ranges>
        <table:database-range table:name="__Anonymous_Sheet_DB__0" table:target-range-address="Sheet1.A1:Sheet1.E39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8:12:35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1:02:59.715000000</meta:creation-date>
    <dc:date>2019-06-21T00:05:18.705000000</dc:date>
    <meta:editing-duration>PT2H7M4S</meta:editing-duration>
    <meta:editing-cycles>22</meta:editing-cycles>
    <meta:generator>LibreOffice/6.1.6.3$Windows_X86_64 LibreOffice_project/5896ab1714085361c45cf540f76f60673dd96a72</meta:generator>
    <meta:document-statistic meta:table-count="2" meta:cell-count="17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31cm" svg:height="13.096cm" xlink:href=".." xlink:type="simple" chart:class="chart:stock" chart:style-name="ch1">
        <chart:legend chart:legend-position="end" svg:x="27.681cm" svg:y="6.249cm" style:legend-expansion="high" chart:style-name="ch2"/>
        <chart:plot-area chart:style-name="ch3" table:cell-range-address="Sheet2.A1:Sheet2.C26" chart:data-source-has-labels="column" svg:x="1.593cm" svg:y="0.261cm" svg:width="25.506cm" svg:height="11.593cm">
          <chartooo:coordinate-region svg:x="2.214cm" svg:y="0.261cm" svg:width="23.891cm" svg:height="9.629cm"/>
          <chart:axis chart:dimension="x" chart:name="primary-x" chart:style-name="ch4" chartooo:axis-type="auto">
            <chartooo:date-scale/>
            <chart:title svg:x="14.024cm" svg:y="12.115cm" chart:style-name="ch5">
              <text:p>veg</text:p>
            </chart:title>
            <chart:categories table:cell-range-address="Sheet2.A1:Sheet2.A26"/>
          </chart:axis>
          <chart:axis chart:dimension="y" chart:name="primary-y" chart:style-name="ch4">
            <chart:title svg:x="0.451cm" svg:y="8.707cm" chart:style-name="ch6">
              <text:p>harvest range (days from transplant)</text:p>
            </chart:title>
            <chart:grid chart:style-name="ch7" chart:class="major"/>
          </chart:axis>
          <chart:axis chart:dimension="y" chart:name="secondary-y" chart:style-name="ch8"/>
          <chart:series chart:attached-axis="primary-y">
            <chart:data-point/>
          </chart:series>
          <chart:series chart:values-cell-range-address="Sheet2.B1:Sheet2.B26" chart:attached-axis="primary-y">
            <chart:data-point/>
          </chart:series>
          <chart:series chart:values-cell-range-address="Sheet2.C1:Sheet2.C26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adish</text:p>
                <draw:g>
                  <svg:desc>Sheet2.A1:Sheet2.A26</svg:desc>
                </draw:g>
              </table:table-cell>
              <table:table-cell office:value-type="float" office:value="20">
                <text:p>20</text:p>
                <draw:g>
                  <svg:desc>Sheet2.B1:Sheet2.B26</svg:desc>
                </draw:g>
              </table:table-cell>
              <table:table-cell office:value-type="float" office:value="70">
                <text:p>70</text:p>
                <draw:g>
                  <svg:desc>Sheet2.C1:Sheet2.C26</svg:desc>
                </draw:g>
              </table:table-cell>
            </table:table-row>
            <table:table-row>
              <table:table-cell office:value-type="string">
                <text:p>greens</text:p>
              </table:table-cell>
              <table:table-cell office:value-type="float" office:value="21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urnip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ucumber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quash</text:p>
              </table:table-cell>
              <table:table-cell office:value-type="float" office:value="45">
                <text:p>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bean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eet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broccoli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arrot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ea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kohlrabi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omato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pepper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watermelon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elon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oybean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eggplant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rn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tomatillo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otato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leek</text:p>
              </table:table-cell>
              <table:table-cell office:value-type="float" office:value="80">
                <text:p>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rutabega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elery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nion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